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3">
      <style:paragraph-properties>
        <style:tab-stops>
          <style:tab-stop style:position="6.5311in" style:type="right" style:leader-style="dotted" style:leader-text="."/>
        </style:tab-stops>
      </style:paragraph-properties>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text-properties officeooo:rsid="0020f39a" officeooo:paragraph-rsid="0020f39a"/>
    </style:style>
    <style:style style:name="P6" style:family="paragraph" style:parent-style-name="Standard">
      <style:text-properties officeooo:rsid="0020f39a" officeooo:paragraph-rsid="00236d78"/>
    </style:style>
    <style:style style:name="P7" style:family="paragraph" style:parent-style-name="Standard">
      <style:text-properties officeooo:rsid="0022499f" officeooo:paragraph-rsid="0022499f"/>
    </style:style>
    <style:style style:name="P8" style:family="paragraph" style:parent-style-name="Standard">
      <style:text-properties officeooo:rsid="00236d78" officeooo:paragraph-rsid="00236d78"/>
    </style:style>
    <style:style style:name="P9" style:family="paragraph" style:parent-style-name="Standard">
      <style:paragraph-properties fo:margin-left="0.4925in" fo:margin-right="0in" fo:text-indent="0in" style:auto-text-indent="false"/>
      <style:text-properties officeooo:rsid="00236d78" officeooo:paragraph-rsid="00236d78"/>
    </style:style>
    <style:style style:name="P10"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1" style:family="paragraph" style:parent-style-name="Standard">
      <style:paragraph-properties fo:margin-left="0in" fo:margin-right="0in" fo:text-indent="0in" style:auto-text-indent="false"/>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477cb"/>
    </style:style>
    <style:style style:name="P13" style:family="paragraph" style:parent-style-name="Standard">
      <style:paragraph-properties fo:margin-left="0.4925in" fo:margin-right="0in" fo:text-indent="0in" style:auto-text-indent="false"/>
      <style:text-properties officeooo:rsid="00236d78" officeooo:paragraph-rsid="002485cc"/>
    </style:style>
    <style:style style:name="P14"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5" style:family="paragraph" style:parent-style-name="Standard">
      <style:paragraph-properties fo:margin-left="0in" fo:margin-right="0in" fo:text-indent="0in" style:auto-text-indent="false"/>
      <style:text-properties officeooo:rsid="00236d78" officeooo:paragraph-rsid="002485cc"/>
    </style:style>
    <style:style style:name="P16" style:family="paragraph" style:parent-style-name="Standard">
      <style:paragraph-properties fo:margin-left="0.4925in" fo:margin-right="0in" fo:text-indent="0in" style:auto-text-indent="false"/>
      <style:text-properties officeooo:rsid="002485cc" officeooo:paragraph-rsid="002485cc"/>
    </style:style>
    <style:style style:name="P17" style:family="paragraph" style:parent-style-name="Text_20_body">
      <style:text-properties officeooo:rsid="0026029c" officeooo:paragraph-rsid="0026029c"/>
    </style:style>
    <style:style style:name="P18"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19" style:family="paragraph" style:parent-style-name="Contents_20_3">
      <style:paragraph-properties>
        <style:tab-stops>
          <style:tab-stop style:position="6.5311in" style:type="right" style:leader-style="dotted" style:leader-text="."/>
        </style:tab-stops>
      </style:paragraph-properties>
    </style:style>
    <style:style style:name="P20" style:family="paragraph" style:parent-style-name="Contents_20_4">
      <style:paragraph-properties>
        <style:tab-stops>
          <style:tab-stop style:position="6.3346in" style:type="right" style:leader-style="dotted" style:leader-text="."/>
        </style:tab-stops>
      </style:paragraph-properties>
    </style:style>
    <style:style style:name="P21" style:family="paragraph" style:parent-style-name="Heading_20_4" style:master-page-name="">
      <loext:graphic-properties draw:fill-gradient-name="gradient" draw:fill-hatch-name="hatch"/>
      <style:paragraph-properties style:page-number="auto" fo:keep-with-next="always"/>
    </style:style>
    <style:style style:name="P22" style:family="paragraph" style:parent-style-name="Standard" style:master-page-name="">
      <loext:graphic-properties draw:fill-gradient-name="gradient" draw:fill-hatch-name="hatch"/>
      <style:paragraph-properties style:page-number="auto" fo:keep-with-next="always"/>
      <style:text-properties fo:font-weight="bold" officeooo:rsid="002485cc" officeooo:paragraph-rsid="002485cc" style:font-weight-asian="bold" style:font-weight-complex="bold"/>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officeooo:rsid="002485cc" officeooo:paragraph-rsid="002485cc"/>
    </style:style>
    <style:style style:name="P26" style:family="paragraph" style:parent-style-name="Standard">
      <style:paragraph-properties fo:margin-left="0in" fo:margin-right="0in" fo:text-indent="0in" style:auto-text-indent="false"/>
      <style:text-properties officeooo:rsid="002485cc" officeooo:paragraph-rsid="002485cc"/>
    </style:style>
    <style:style style:name="P27"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8" style:family="paragraph" style:parent-style-name="Standard">
      <loext:graphic-properties draw:fill-gradient-name="Gradient_20_1"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9"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485cc" style:font-weight-asian="bold" style:font-weight-complex="bold"/>
    </style:style>
    <style:style style:name="T8" style:family="text">
      <style:text-properties officeooo:rsid="002477cb"/>
    </style:style>
    <style:style style:name="T9" style:family="text">
      <style:text-properties officeooo:rsid="002485cc"/>
    </style:style>
    <style:style style:name="T10" style:family="text">
      <style:text-properties fo:font-style="normal" style:font-style-asian="normal" style:font-style-complex="normal"/>
    </style:style>
    <style:style style:name="T11" style:family="text">
      <style:text-properties fo:font-style="normal" officeooo:rsid="002485cc" style:font-style-asian="normal" style:font-style-complex="normal"/>
    </style:style>
    <style:style style:name="T12" style:family="text">
      <style:text-properties fo:font-style="normal" officeooo:rsid="0025e4d2" style:font-style-asian="normal" style:font-style-complex="normal"/>
    </style:style>
    <style:style style:name="T13" style:family="text">
      <style:text-properties fo:font-style="normal" fo:font-weight="bold" officeooo:rsid="002485cc"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25e4d2"/>
    </style:style>
    <style:style style:name="T16"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5-16T18:47:33.179473034">May 16,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12_4257110712" text:style-name="Index_20_Link" text:visited-style-name="Index_20_Link">Introduction<text:tab/>1</text:a></text:p>
          <text:p text:style-name="P19"><text:a xlink:type="simple" xlink:href="#__RefHeading___Toc114_4257110712" text:style-name="Index_20_Link" text:visited-style-name="Index_20_Link">The ROM Image<text:tab/>1</text:a></text:p>
          <text:p text:style-name="P19"><text:a xlink:type="simple" xlink:href="#__RefHeading___Toc116_4257110712" text:style-name="Index_20_Link" text:visited-style-name="Index_20_Link">Using The Monitor<text:tab/>1</text:a></text:p>
          <text:p text:style-name="P19"><text:a xlink:type="simple" xlink:href="#__RefHeading___Toc427_4257110712" text:style-name="Index_20_Link" text:visited-style-name="Index_20_Link">Examples<text:tab/>3</text:a></text:p>
          <text:p text:style-name="P20"><text:a xlink:type="simple" xlink:href="#__RefHeading___Toc429_4257110712" text:style-name="Index_20_Link" text:visited-style-name="Index_20_Link">Getting Help<text:tab/>3</text:a></text:p>
          <text:p text:style-name="P20"><text:a xlink:type="simple" xlink:href="#__RefHeading___Toc431_4257110712" text:style-name="Index_20_Link" text:visited-style-name="Index_20_Link">Executing Code and Breakpoints<text:tab/>3</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 ROM created from th<text:span text:style-name="T15">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h text:style-name="Heading_20_3" text:outline-level="3"><text:bookmark-start text:name="__RefHeading___Toc114_4257110712"/>The ROM Image<text:bookmark-end text:name="__RefHeading___Toc114_4257110712"/></text:h>
      <text:p text:style-name="P6">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15">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15">any configuration</text:span>.</text:p>
      <text:p text:style-name="P5"/>
      <text:p text:style-name="P8">Note that the AT28C16 <text:span text:style-name="T15">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Unfortunately, the */83 models are not able to provide the same heartbeat indicator.</text:p>
      <text:p text:style-name="P23"/>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text:span></text:p>
      <text:p text:style-name="P2"/>
      <text:p text:style-name="P12">Note that while the ROM is enabled by the sysport, <text:span text:style-name="T8">L</text:span>ow memory address <text:span text:style-name="T8">contain the</text:span> ROM contents <text:span text:style-name="T8">and are not writeable</text:span>. The exact boundary between ROM and RAM depends on the model. Also, the <text:soft-page-break/>Kaypro II and IV models map the video RAM into <text:span text:style-name="T8">addresses</text:span> 3000-3<text:span text:style-name="T8">BFF.</text:span> <text:span text:style-name="T8">In order to access the RAM at low addresses, a special program must be used to transfer control into high memory and update the sysport to turn off ROM (and video RAM).</text:span></text:p>
      <text:p text:style-name="P2"/>
      <text:p text:style-name="P7">The command ‘?’ will print a brief list of commands with some help text.</text:p>
      <text:p text:style-name="P7"/>
      <text:p text:style-name="P8">The following commands are implemented:</text:p>
      <text:p text:style-name="P8"/>
      <text:p text:style-name="P10"><text:span text:style-name="T6">D</text:span> <text:span text:style-name="T4">start</text:span> <text:span text:style-name="T4">end</text:span></text:p>
      <text:p text:style-name="P9">Dump memory in hex. Both <text:span text:style-name="T4">start</text:span> and <text:span text:style-name="T4">end</text:span> are required, and are interpreted as hexadecimal. Up to 16 bytes are displayed per line, with ASCII representation following the hexadecimal byte values.</text:p>
      <text:p text:style-name="P8"/>
      <text:p text:style-name="P10"><text:span text:style-name="T6">S</text:span> <text:span text:style-name="T4">start</text:span></text:p>
      <text:p text:style-name="P9">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8"/>
      <text:p text:style-name="P10"><text:span text:style-name="T6">G</text:span> <text:span text:style-name="T4">start</text:span></text:p>
      <text:p text:style-name="P9">Go (jump) to <text:span text:style-name="T4">start</text:span> and begin executing the code there. <text:span text:style-name="T8">If the code executes any RST instruction, control will be returned to the monitor, where the message “*** RST” and the calling address (after the RST instruction) will be printed. </text:span><text:span text:style-name="T9">No registers are saved and the code may not be resumed.</text:span></text:p>
      <text:p text:style-name="P11"/>
      <text:p text:style-name="P14"><text:span text:style-name="T7">F</text:span> <text:span text:style-name="T4">start</text:span> <text:span text:style-name="T4">end </text:span><text:span text:style-name="T5">data</text:span></text:p>
      <text:p text:style-name="P13"><text:span text:style-name="T9">Fill</text:span> memory <text:span text:style-name="T9">with the byte </text:span><text:span text:style-name="T5">data</text:span><text:span text:style-name="T11"> repeated throughout the range</text:span>.</text:p>
      <text:p text:style-name="P15"/>
      <text:p text:style-name="P14"><text:span text:style-name="T7">M</text:span> <text:span text:style-name="T4">start</text:span> <text:span text:style-name="T4">end </text:span><text:span text:style-name="T5">dest</text:span></text:p>
      <text:p text:style-name="P13"><text:span text:style-name="T9">Move a block of</text:span> memory. <text:span text:style-name="T9">If </text:span><text:span text:style-name="T4">start</text:span> <text:span text:style-name="T4">end</text:span><text:span text:style-name="T10"> </text:span><text:span text:style-name="T11">overlaps with </text:span><text:span text:style-name="T5">dest</text:span><text:span text:style-name="T11"> then the results are undefined.</text:span></text:p>
      <text:p text:style-name="P15"/>
      <text:p text:style-name="P14"><text:span text:style-name="T7">I</text:span> <text:span text:style-name="T5">port </text:span><text:span text:style-name="T13">[</text:span> <text:span text:style-name="T5">num </text:span><text:span text:style-name="T13">]</text:span></text:p>
      <text:p text:style-name="P16">Input from <text:span text:style-name="T4">port</text:span> xxx and display the value in hex. If <text:span text:style-name="T4">num</text:span> is given, then the same port is read that number of times, and each value displayed. Both <text:span text:style-name="T4">port </text:span><text:span text:style-name="T14">and</text:span><text:span text:style-name="T3"> </text:span><text:span text:style-name="T4">num</text:span><text:span text:style-name="T10"> are hexadecimal. </text:span><text:span text:style-name="T12">There is no delay between inputs, other than the time it takes to print the value in hex.</text:span></text:p>
      <text:p text:style-name="P15"/>
      <text:p text:style-name="P14"><text:span text:style-name="T7">O</text:span> <text:span text:style-name="T5">port</text:span> <text:span text:style-name="T5">data </text:span><text:span text:style-name="T13">[</text:span><text:span text:style-name="T4"> ...</text:span><text:span text:style-name="T5"> </text:span><text:span text:style-name="T13">]</text:span></text:p>
      <text:p text:style-name="P13"><text:span text:style-name="T9">Output </text:span><text:span text:style-name="T5">data</text:span> <text:span text:style-name="T9">to </text:span><text:span text:style-name="T5">port</text:span><text:span text:style-name="T11">. If more than one data bytes are given, then those values are successively output to </text:span><text:span text:style-name="T5">port</text:span><text:span text:style-name="T11">. </text:span><text:span text:style-name="T12">There is no delay between outputs, other than the time it takes to parse the next value.</text:span></text:p>
      <text:p text:style-name="P15"/>
      <text:p text:style-name="P22">V</text:p>
      <text:p text:style-name="P16">Display the ROM version. This just prints the ROM signon message again, which contains the version.</text:p>
      <text:p text:style-name="P26"/>
      <text:h text:style-name="Heading_20_3" text:outline-level="3"><text:bookmark-start text:name="__RefHeading___Toc427_4257110712"/><text:soft-page-break/>Examples<text:bookmark-end text:name="__RefHeading___Toc427_4257110712"/></text:h>
      <text:p text:style-name="P17">In the examples, characters typed by the user are underlined. <text:span text:style-name="T4">(CR)</text:span> means pressing the RETURN key.</text:p>
      <text:h text:style-name="P21" text:outline-level="4"><text:bookmark-start text:name="__RefHeading___Toc429_4257110712"/>Getting Help<text:bookmark-end text:name="__RefHeading___Toc429_4257110712"/></text:h>
      <text:p text:style-name="P18">This show the signon message and how to display the help menu.</text:p>
      <text:p text:style-name="P29">Kaypro Monitor v1.1</text:p>
      <text:p text:style-name="P28"/>
      <text:p text:style-name="P28">: <text:span text:style-name="T16">?</text:span><text:span text:style-name="T4">(CR)</text:span></text:p>
      <text:p text:style-name="P28">D &lt;start&gt; &lt;end&gt; - display memory in HEX</text:p>
      <text:p text:style-name="P28">S &lt;start&gt; - set/view memory</text:p>
      <text:p text:style-name="P28"><text:s text:c="4"/>(CR) = skip fwd, '-' = skip bkwd, '.' = done</text:p>
      <text:p text:style-name="P28">G &lt;start&gt; - go to address</text:p>
      <text:p text:style-name="P28">F &lt;start&gt; &lt;end&gt; &lt;data&gt; - fill memory</text:p>
      <text:p text:style-name="P28">M &lt;start&gt; &lt;end&gt; &lt;dest&gt; - Move data</text:p>
      <text:p text:style-name="P28">I &lt;port&gt; [num] - Input from port</text:p>
      <text:p text:style-name="P28">O &lt;port&gt; &lt;value&gt; [...] - Output to port</text:p>
      <text:p text:style-name="P28">V - Show ROM version</text:p>
      <text:p text:style-name="P28">^C aborts command entry</text:p>
      <text:p text:style-name="P28">: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7">: <text:span text:style-name="T16">S8000</text:span><text:span text:style-name="T4">(CR)</text:span></text:p>
      <text:p text:style-name="P27">8000 00 <text:span text:style-name="T16">FF</text:span></text:p>
      <text:p text:style-name="P27">8001 00 <text:span text:style-name="T16">.</text:span></text:p>
      <text:p text:style-name="P27">: <text:span text:style-name="T16">D8000 800F</text:span><text:span text:style-name="T4">(CR)</text:span></text:p>
      <text:p text:style-name="P27">8000 FF 00 00 00 00 00 00 00 00 00 00 00 00 00 00 00 <text:s text:c="2"/>................</text:p>
      <text:p text:style-name="P27">: <text:span text:style-name="T16">G8000</text:span><text:span text:style-name="T4">(CR)</text:span></text:p>
      <text:p text:style-name="P27">GO 8000 ?<text:span text:style-name="T16">Y</text:span></text:p>
      <text:p text:style-name="P27">*** RST 8001</text:p>
      <text:p text:style-name="P27"/>
      <text:p text:style-name="P27">: </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16T18:47:32.984496929</dc:date>
    <meta:editing-duration>PT12M2S</meta:editing-duration>
    <meta:editing-cycles>4</meta:editing-cycles>
    <meta:generator>LibreOffice/7.3.7.2$Linux_X86_64 LibreOffice_project/30$Build-2</meta:generator>
    <meta:document-statistic meta:table-count="0" meta:image-count="0" meta:object-count="0" meta:page-count="3" meta:paragraph-count="64" meta:word-count="980" meta:character-count="5417" meta:non-whitespace-character-count="4492"/>
  </office:meta>
</office:document-meta>
</file>